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fill="none" draw:fill-color="#c0c0c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26cm" svg:height="1.026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3" draw:text-style-name="P2" xml:id="id2" draw:id="id2" draw:layer="layout" svg:width="1.611cm" svg:height="0.645cm" svg:x="5cm" svg:y="2cm">
          <draw:text-box>
            <text:p><text:span text:style-name="T1">Charlie</text:span></text:p>
          </draw:text-box>
        </draw:frame>
        <draw:frame draw:style-name="gr4" draw:text-style-name="P2" xml:id="id5" draw:id="id5" draw:layer="layout" svg:width="1.649cm" svg:height="0.645cm" svg:x="2.351cm" svg:y="1.355cm">
          <draw:text-box>
            <text:p><text:span text:style-name="T1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6" draw:text-style-name="P4" draw:layer="layout" draw:type="line" svg:x1="8.493cm" svg:y1="1.359cm" svg:x2="9.683cm" svg:y2="1.349cm" svg:d="m8493 1359 1190-10" svg:viewBox="0 0 1191 11">
          <text:p/>
        </draw:connector>
        <draw:connector draw:style-name="gr7" draw:text-style-name="P4" draw:layer="layout" svg:x1="8.519cm" svg:y1="2.116cm" svg:x2="9.71cm" svg:y2="2.116cm" svg:d="m8519 2116h1191" svg:viewBox="0 0 1192 1">
          <text:p/>
        </draw:connector>
        <draw:frame draw:style-name="gr4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4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6" draw:text-style-name="P4" draw:layer="layout" draw:type="line" svg:x1="3.26cm" svg:y1="2.322cm" svg:x2="5cm" svg:y2="2.322cm" draw:start-shape="id1" draw:start-glue-point="1" draw:end-shape="id2" svg:d="m3260 2322h1740" svg:viewBox="0 0 1741 1">
          <text:p/>
        </draw:connector>
        <draw:connector draw:style-name="gr6" draw:text-style-name="P4" draw:layer="layout" draw:type="line" svg:x1="2.63cm" svg:y1="2.645cm" svg:x2="2.66cm" svg:y2="3.322cm" draw:start-shape="id1" draw:start-glue-point="2" draw:end-shape="id3" svg:d="m2630 2645 30 677" svg:viewBox="0 0 31 678">
          <text:p/>
        </draw:connector>
        <draw:connector draw:style-name="gr7" draw:text-style-name="P4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6" draw:text-style-name="P4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8" draw:text-style-name="P1" draw:layer="layout" draw:type="line" svg:x1="8.5cm" svg:y1="3.5cm" svg:x2="9.769cm" svg:y2="3.478cm" svg:d="m8500 3500 1269-22" svg:viewBox="0 0 1270 23">
          <text:p/>
        </draw:connector>
        <draw:frame draw:style-name="gr9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8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  <draw:custom-shape draw:style-name="gr10" draw:text-style-name="P1" draw:layer="layout" svg:width="2.5cm" svg:height="2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cm" svg:y1="2.5cm" svg:x2="6.5cm" svg:y2="3.5cm">
          <text:p/>
        </draw:line>
        <draw:frame draw:style-name="gr11" draw:text-style-name="P2" draw:layer="layout" svg:width="1.5cm" svg:height="0.645cm" svg:x="6.5cm" svg:y="3.855cm">
          <draw:text-box>
            <text:p text:style-name="P2">Ma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2S</meta:editing-duration>
    <meta:editing-cycles>9</meta:editing-cycles>
    <meta:generator>LibreOffice/3.5$Linux_x86 LibreOffice_project/350m1$Build-2</meta:generator>
    <dc:date>2014-03-30T10:48:53</dc:date>
    <meta:document-statistic meta:object-count="27"/>
  </office:meta>
</office:document-meta>
</file>